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reon" svg:font-family="Kreon" style:font-family-generic="system" style:font-pitch="variable"/>
  </office:font-face-decls>
  <office:automatic-styles>
    <style:style style:name="P1" style:family="paragraph" style:parent-style-name="Normal">
      <style:text-properties style:font-name="Kreon" fo:font-size="12pt" style:font-size-asian="12pt" style:font-size-complex="12pt"/>
    </style:style>
    <style:style style:name="P2" style:family="paragraph" style:parent-style-name="Normal">
      <style:paragraph-properties fo:line-height="115%" fo:text-align="justify" style:justify-single-word="false"/>
      <style:text-properties style:font-name="Kreon" fo:font-size="3pt" style:font-size-asian="3pt" style:font-size-complex="3pt"/>
    </style:style>
    <style:style style:name="P3" style:family="paragraph" style:parent-style-name="Normal">
      <style:paragraph-properties fo:line-height="115%" fo:text-align="justify" style:justify-single-word="false"/>
    </style:style>
    <style:style style:name="P4" style:family="paragraph" style:parent-style-name="Normal" style:master-page-name="MP0">
      <style:paragraph-properties fo:text-align="center" style:justify-single-word="false" style:page-number="auto" fo:break-before="page"/>
      <style:text-properties style:font-name="Kreon" fo:font-size="27pt" fo:font-weight="bold" style:font-size-asian="27pt" style:font-weight-asian="bold" style:font-size-complex="27pt" style:font-weight-complex="bold"/>
    </style:style>
    <style:style style:name="P5" style:family="paragraph" style:parent-style-name="Normal">
      <style:paragraph-properties fo:line-height="115%" fo:text-align="justify" style:justify-single-word="false"/>
    </style:style>
    <style:style style:name="P6" style:family="paragraph" style:parent-style-name="Normal">
      <style:paragraph-properties fo:line-height="115%" fo:text-align="justify" style:justify-single-word="false"/>
      <style:text-properties officeooo:paragraph-rsid="001b27c2"/>
    </style:style>
    <style:style style:name="P7" style:family="paragraph" style:parent-style-name="Normal">
      <style:paragraph-properties fo:line-height="115%" fo:text-align="justify" style:justify-single-word="false"/>
      <style:text-properties style:text-line-through-style="none" style:text-line-through-type="none" style:font-name="Kreon" fo:font-size="13pt" style:font-size-asian="13pt" style:font-size-complex="13pt"/>
    </style:style>
    <style:style style:name="P8" style:family="paragraph" style:parent-style-name="Normal">
      <style:paragraph-properties fo:line-height="115%" fo:text-align="justify" style:justify-single-word="false"/>
      <style:text-properties style:font-name="Kreon" fo:font-size="13pt" officeooo:paragraph-rsid="001e7f28" style:font-size-asian="13pt" style:font-size-complex="13pt"/>
    </style:style>
    <style:style style:name="T1" style:family="text">
      <style:text-properties style:font-name="Kreon" fo:font-size="13pt" style:font-size-asian="13pt" style:font-size-complex="13pt"/>
    </style:style>
    <style:style style:name="T2" style:family="text">
      <style:text-properties style:font-name="Kreon" fo:font-size="13pt" officeooo:rsid="001b27c2" style:font-size-asian="13pt" style:font-size-complex="13pt"/>
    </style:style>
    <style:style style:name="T3" style:family="text">
      <style:text-properties style:font-name="Kreon" fo:font-size="13pt" officeooo:rsid="001e7f28" style:font-size-asian="13pt" style:font-size-complex="13pt"/>
    </style:style>
    <style:style style:name="T4" style:family="text">
      <style:text-properties style:font-name="Kreon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Kreon" fo:font-size="13pt" fo:font-weight="bold" officeooo:rsid="001e7f28" style:font-size-asian="13pt" style:font-weight-asian="bold" style:font-size-complex="13pt" style:font-weight-complex="bold"/>
    </style:style>
    <style:style style:name="T6" style:family="text">
      <style:text-properties officeooo:rsid="001d240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d2403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d2403"/>
    </style:style>
    <style:style style:name="T11" style:family="text">
      <style:text-properties fo:font-weight="bold" officeooo:rsid="001d2403" style:font-weight-asian="bold" style:font-weight-complex="bold"/>
    </style:style>
    <style:style style:name="T12" style:family="text">
      <style:text-properties fo:font-weight="normal" officeooo:rsid="001d2403" style:font-weight-asian="normal" style:font-weight-complex="normal"/>
    </style:style>
    <style:style style:name="T13" style:family="text">
      <style:text-properties officeooo:rsid="001e7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ésumé</text:p>
      <text:p text:style-name="P1"><text:tab/><text:tab/></text:p>
      <text:p text:style-name="P6"><text:span text:style-name="T1">Ce document est le résultat de notre travail dans le cadre du projet de fin d’étude effectué à la faculté des sciences Semlalia, a pour but la conception et la réalisation d'une application mobile multi-plateformes des jeux sérieux éducatifs basés sur la pédagogie Montessori, ainsi sur un ensemble de technologies afin de permettre aux </text:span><text:span text:style-name="T2">enfants</text:span><text:span text:style-name="T1"> de développer leurs compétences préscolaires, ainsi la capacité d’agir sur leur expérience et de la maîtriser.</text:span></text:p>
      <text:p text:style-name="P2"/>
      <text:p text:style-name="P7"><text:span text:style-name="T10">L</text:span><text:span text:style-name="T9">e </text:span>mérite de <text:span text:style-name="T6">l’</text:span>idée <text:span text:style-name="T6">de ce projet </text:span>est à notre professeur <text:span text:style-name="T11">Pr E. Abdelwahed</text:span><text:span text:style-name="T12">, créer des jeux sérieux éducatifs multi-plateformes, de sa conception jusqu’à sa réalisation. Le thème des jeux éducatifs a été développé avec le moteur de jeu Unity.</text:span></text:p>
      <text:p text:style-name="P2"/>
      <text:p text:style-name="P3"><text:span text:style-name="T3">En analysant la problématique et l’existant des solutions</text:span><text:span text:style-name="T1"> nous devons établir le cahier des charges initial, ainsi que concevoir en équipe le principe des jeux. Le temps est un facteur principal et difficile à gérer surtout dans cette crise à cause du </text:span><text:span text:style-name="T5">COVID</text:span><text:span text:style-name="T4">-19</text:span><text:span text:style-name="T1">. De plus, cela rassemble beaucoup de domaines (développement, graphisme, design, son...), qui nécessitent une formation très professionnelle surtout dans le cas ou ils ne sont pas maîtrisés.</text:span></text:p>
      <text:p text:style-name="P2"/>
      <text:p text:style-name="P8">Pour mener à bien ce projet, nous avons travaillé en binôme. On a commencé par l’identification de la problématique <text:span text:style-name="T13">et l’existant des solutions, </text:span>suivi d’une analyse approfondie du projet dans le but d’identifier les besoins fonctionnels et techniques auxquels la solution proposée doit répondre.</text:p>
      <text:p text:style-name="P2"/>
      <text:p text:style-name="P3"><text:span text:style-name="Police_20_par_20_défaut"><text:span text:style-name="T1">En fin on a entamé au développement et la réalisation de l’application qui est généralement resté à la dernière phase de la réalisation du proje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reon" svg:font-family="Kreo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83in" fo:margin-bottom="0.9839in" fo:margin-left="0.4925in" fo:margin-right="0.4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b79626edf0065ac373bd1df5c28bd630b4424273</meta:generator>
    <dc:title/>
    <dc:description/>
    <dc:subject/>
    <meta:initial-creator>Outmane Aalloul</meta:initial-creator>
    <meta:creation-date>2020-05-31T11:52:00Z</meta:creation-date>
    <dc:date>2020-05-31T20:36:59.083152230</dc:date>
    <meta:editing-cycles>6</meta:editing-cycles>
    <meta:editing-duration>PT26M14S</meta:editing-duration>
    <meta:document-statistic meta:table-count="0" meta:image-count="0" meta:object-count="0" meta:page-count="1" meta:paragraph-count="7" meta:word-count="251" meta:character-count="1594" meta:non-whitespace-character-count="1347"/>
    <meta:template xlink:type="simple" xlink:actuate="onRequest" xlink:title="" xlink:href="Normal.dotm"/>
  </office:meta>
</office:document-meta>
</file>